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495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ca" fo:country="ES" officeooo:rsid="001670ca" officeooo:paragraph-rsid="001670ca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24e48" officeooo:paragraph-rsid="00224e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1ed8eb" officeooo:paragraph-rsid="001ed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1bd72f" officeooo:paragraph-rsid="001bd7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1af8ee" officeooo:paragraph-rsid="001af8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2a659" officeooo:paragraph-rsid="0022a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officeooo:rsid="001901d6" officeooo:paragraph-rsid="001901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officeooo:rsid="001db29b" officeooo:paragraph-rsid="001db2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d72f"/>
    </style:style>
    <style:style style:name="T3" style:family="text">
      <style:text-properties officeooo:rsid="001ee96a"/>
    </style:style>
    <style:style style:name="T4" style:family="text">
      <style:text-properties officeooo:rsid="00224e48"/>
    </style:style>
    <style:style style:name="T5" style:family="text">
      <style:text-properties officeooo:rsid="00247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cionari diagrama de classes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Nom classe</text:p>
          </table:table-cell>
          <table:table-cell table:style-name="Tabla1.B1" office:value-type="string">
            <text:p text:style-name="P7">Que és?, que farà?</text:p>
          </table:table-cell>
        </table:table-row>
        <table:table-row>
          <table:table-cell table:style-name="Tabla1.A2" office:value-type="string">
            <text:p text:style-name="P7">Autor</text:p>
          </table:table-cell>
          <table:table-cell table:style-name="Tabla1.B2" office:value-type="string">
            <text:p text:style-name="P5">Es aquell que ha fet el llibre i com a tal se li atribueix la creació, <text:span text:style-name="T4">inclòs</text:span> en les copies.</text:p>
          </table:table-cell>
        </table:table-row>
        <table:table-row>
          <table:table-cell table:style-name="Tabla1.A2" office:value-type="string">
            <text:p text:style-name="P7">Llibres</text:p>
          </table:table-cell>
          <table:table-cell table:style-name="Tabla1.B2" office:value-type="string">
            <text:p text:style-name="P4">Es la creació del autor, com a tal només pot existir un.</text:p>
          </table:table-cell>
        </table:table-row>
        <table:table-row>
          <table:table-cell table:style-name="Tabla1.A2" office:value-type="string">
            <text:p text:style-name="P7">Copies</text:p>
          </table:table-cell>
          <table:table-cell table:style-name="Tabla1.B2" office:value-type="string">
            <text:p text:style-name="P3">Es una copia del llibre creada per una editorial, la <text:span text:style-name="T4">q</text:span>ual segueix tenint <text:span text:style-name="T3">tota la informació del Llibre.</text:span></text:p>
          </table:table-cell>
        </table:table-row>
        <table:table-row>
          <table:table-cell table:style-name="Tabla1.A2" office:value-type="string">
            <text:p text:style-name="P8">Socis</text:p>
          </table:table-cell>
          <table:table-cell table:style-name="Tabla1.B2" office:value-type="string">
            <text:p text:style-name="P2">Se li pot fer un préstec de un màxim de 4 copies,</text:p>
            <text:p text:style-name="P2">com a màxim podrà tenir el/s llibre/s durant 3 dies.</text:p>
          </table:table-cell>
        </table:table-row>
        <table:table-row>
          <table:table-cell table:style-name="Tabla1.A2" office:value-type="string">
            <text:p text:style-name="P7">Dies no <text:span text:style-name="T4">hàbils</text:span></text:p>
          </table:table-cell>
          <table:table-cell table:style-name="Tabla1.B2" office:value-type="string">
            <text:p text:style-name="P6">Serà els dies on no es podràn efectuar <text:span text:style-name="T5">préstec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8:32:28.737000000</meta:creation-date>
    <dc:date>2018-10-16T20:24:29.026000000</dc:date>
    <meta:editing-duration>PT1H15M14S</meta:editing-duration>
    <meta:editing-cycles>11</meta:editing-cycles>
    <meta:generator>LibreOffice/6.1.1.2$Windows_x86 LibreOffice_project/5d19a1bfa650b796764388cd8b33a5af1f5baa1b</meta:generator>
    <meta:document-statistic meta:table-count="1" meta:image-count="0" meta:object-count="0" meta:page-count="1" meta:paragraph-count="14" meta:word-count="98" meta:character-count="494" meta:non-whitespace-character-count="410"/>
  </office:meta>
</office:document-meta>
</file>